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28cm" svg:stroke-color="#000000" draw:marker-start-width="0.398cm" draw:marker-end-width="0.398cm" draw:fill="none" draw:textarea-horizontal-align="justify" draw:textarea-vertical-align="middle" draw:auto-grow-height="false" fo:min-height="1.528cm" fo:min-width="6.866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28cm" svg:stroke-color="#000000" draw:marker-start-width="0.398cm" draw:marker-end-width="0.398cm" draw:fill="none" draw:textarea-horizontal-align="justify" draw:textarea-vertical-align="middle" draw:auto-grow-height="false" fo:min-height="1.5cm" fo:min-width="0.37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398cm" draw:marker-end-width="0.398cm" draw:fill="none" draw:textarea-horizontal-align="justify" draw:textarea-vertical-align="middle" draw:auto-grow-height="false" fo:min-height="1.5cm" fo:min-width="6.838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8cm" fo:min-width="0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28cm" svg:stroke-color="#000000" draw:marker-start-width="0.398cm" draw:marker-end-width="0.398cm" draw:fill="solid" draw:fill-color="#fff200" draw:textarea-horizontal-align="justify" draw:textarea-vertical-align="middle" draw:auto-grow-height="false" fo:min-height="1.5cm" fo:min-width="0.37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398cm" draw:marker-end-width="0.398cm" draw:fill="none" draw:fill-color="#fff200" draw:textarea-horizontal-align="justify" draw:textarea-vertical-align="middle" draw:auto-grow-height="false" fo:min-height="1.5cm" fo:min-width="0.37cm" fo:padding-top="0.139cm" fo:padding-bottom="0.139cm" fo:padding-left="0.264cm" fo:padding-right="0.26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fit-to-size="false" style:shrink-to-fit="false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6.945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  <style:text-properties fo:color="#000000" style:font-name="lucidatypewriter" fo:font-size="28pt" style:font-name-asian="lucidatypewriter" style:font-size-asian="28pt" style:font-name-complex="lucidatypewriter" style:font-size-complex="28pt"/>
    </style:style>
    <style:style style:name="P3" style:family="paragraph">
      <style:paragraph-properties style:text-autospace="none"/>
      <style:text-properties style:font-name="lucidatypewriter" fo:font-size="28pt" style:font-name-asian="lucidatypewriter" style:font-size-asian="28pt" style:font-name-complex="lucidatypewriter" style:font-size-complex="28pt"/>
    </style:style>
    <style:style style:name="P4" style:family="paragraph">
      <style:paragraph-properties style:text-autospace="none"/>
      <style:text-properties fo:color="#000000" style:font-name="lucidatypewriter" fo:font-size="18pt" style:font-name-asian="lucidatypewriter" style:font-size-asian="18pt" style:font-name-complex="lucidatypewriter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54pt" style:font-size-asian="54pt" style:font-size-complex="54pt"/>
    </style:style>
    <style:style style:name="P9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="solid" draw:fill-color="#fff200"/>
      <style:paragraph-properties fo:text-align="center"/>
    </style:style>
    <style:style style:name="P12" style:family="paragraph">
      <loext:graphic-properties draw:fill="none" draw:fill-color="#fff200"/>
      <style:paragraph-properties fo:text-align="center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color="#000000" style:font-name="lucidatypewriter" fo:font-size="28pt" style:font-name-asian="lucidatypewriter" style:font-size-asian="28pt" style:font-name-complex="lucidatypewriter" style:font-size-complex="28pt"/>
    </style:style>
    <style:style style:name="T2" style:family="text">
      <style:text-properties fo:color="#0000ff" style:font-name="lucidatypewriter" fo:font-size="28pt" style:font-name-asian="lucidatypewriter" style:font-size-asian="28pt" style:font-name-complex="lucidatypewriter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ucidatypewriter" fo:font-size="18pt" fo:font-style="normal" fo:text-shadow="none" style:text-underline-style="none" fo:font-weight="normal" style:letter-kerning="true" fo:background-color="transparent" style:font-name-asian="lucidatypewriter" style:font-size-asian="18pt" style:font-style-asian="normal" style:font-weight-asian="normal" style:font-name-complex="lucidatypewriter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ucidatypewriter" fo:font-size="28pt" fo:font-style="normal" fo:text-shadow="none" style:text-underline-style="none" fo:font-weight="normal" style:letter-kerning="true" fo:background-color="transparent" style:font-name-asian="lucidatypewriter" style:font-size-asian="28pt" style:font-style-asian="normal" style:font-weight-asian="normal" style:font-name-complex="lucidatypewriter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ed1c24" fo:font-weight="bold" style:font-weight-asian="bold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color="#00000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7" style:family="text">
      <style:text-properties fo:color="#ed1c24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ff" style:font-name="lucidatypewriter" fo:font-size="28pt" fo:background-color="transparent" style:font-name-asian="lucidatypewriter" style:font-size-asian="28pt" style:font-name-complex="lucidatypewriter" style:font-size-complex="28pt"/>
    </style:style>
    <style:style style:name="T20" style:family="text">
      <style:text-properties fo:color="#000000" style:font-name="lucidatypewriter" fo:font-size="28pt" fo:background-color="transparent" style:font-name-asian="lucidatypewriter" style:font-size-asian="28pt" style:font-name-complex="lucidatypewriter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Параллельная реализация итерационного метода решения СЛАУ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71cm" svg:y="-0.762cm" presentation:class="title" presentation:user-transformed="true">
          <draw:text-box>
            <text:p>Реализация метода Якоби (1 шаг)</text:p>
          </draw:text-box>
        </draw:frame>
        <draw:frame presentation:style-name="pr4" draw:text-style-name="P2" draw:layer="layout" svg:width="19.05cm" svg:height="11.519cm" svg:x="6.096cm" svg:y="1.435cm" presentation:class="outline" presentation:user-transformed="true">
          <draw:text-box>
            <text:p text:style-name="P2"><text:span text:style-name="T1"><text:s text:c="2"/></text:span><text:span text:style-name="T2">for</text:span><text:span text:style-name="T1"> i = 1 : n</text:span></text:p>
            <text:p text:style-name="P2"><text:span text:style-name="T3"><text:s text:c="4"/></text:span><text:span text:style-name="T3">x_new(i) = b(i);</text:span></text:p>
            <text:p text:style-name="P3"><text:span text:style-name="T1"><text:s text:c="4"/></text:span><text:span text:style-name="T2">for</text:span><text:span text:style-name="T1"> j = 1 : n</text:span></text:p>
            <text:p text:style-name="P3"><text:span text:style-name="T1"><text:s text:c="6"/></text:span><text:span text:style-name="T2">if</text:span><text:span text:style-name="T1"> ( j ~= i )</text:span></text:p>
            <text:p text:style-name="P2"><text:span text:style-name="T3"><text:s text:c="8"/></text:span><text:span text:style-name="T3">x_new(i) = x_new(i) - a(i,j) * x(j);</text:span></text:p>
            <text:p text:style-name="P3"><text:span text:style-name="T1"><text:s text:c="6"/></text:span><text:span text:style-name="T2">end</text:span></text:p>
            <text:p text:style-name="P3"><text:span text:style-name="T1"><text:s text:c="4"/></text:span><text:span text:style-name="T2">end</text:span></text:p>
            <text:p text:style-name="P2"><text:span text:style-name="T3"><text:s text:c="4"/></text:span><text:span text:style-name="T3">x_new(i) = x_new(i) /a(i,i);</text:span></text:p>
            <text:p text:style-name="P3"><text:span text:style-name="T1"><text:s text:c="2"/></text:span><text:span text:style-name="T2">e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ычисление невязки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 text:style-name="P4"><text:span text:style-name="T4"><text:s/></text:span><text:span text:style-name="T5">eps = abs(x_new - x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27cm" svg:y="-0.597cm" presentation:class="title" presentation:user-transformed="true">
          <draw:text-box>
            <text:p>Необходимо проверить</text:p>
          </draw:text-box>
        </draw:frame>
        <draw:frame presentation:style-name="pr5" draw:layer="layout" svg:width="26.67cm" svg:height="13.198cm" svg:x="0.762cm" svg:y="1.788cm" presentation:class="outline" presentation:user-transformed="true">
          <draw:text-box>
            <text:list text:style-name="L3">
              <text:list-item>
                <text:p><text:span text:style-name="T6">Сходимость и правильность решения</text:span> для произвольной размерности матрицы</text:p>
              </text:list-item>
              <text:list-item>
                <text:p>И для любого вида матрицы с выраженным диагональным преобладанием (диагональный элемент любой строки по модулю больше суммы недиагональных)</text:p>
              </text:list-item>
              <text:list-item>
                <text:p>Для проверки задаем решение в виде вектора из 1<text:line-break/>и вычисляем для этого решения правую часть</text:p>
              </text:list-item>
              <text:list-item>
                <text:p>Матрицу задаем в виде диагональной малой размерности (3х3, 5х5) и постепенно увеличиваем плотность заполнения. Размерность увеличиваем до 1000 или 10000, пока время счета не достигнет 5-10 минут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003cm" svg:x="1.4cm" svg:y="0.441cm" presentation:class="title" presentation:user-transformed="true">
          <draw:text-box>
            <text:p>Измерение времени<text:line-break/><text:span text:style-name="T7">Два вызова функции gettimeofday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#include &lt;sys/time.h&gt;<text:line-break/>struct timeval tv1,tv2;</text:p>
                <text:p><text:span text:style-name="T6">gettimeofday(&amp;tv1,NULL);</text:span><text:line-break/>DoSomeThing();</text:p>
                <text:p><text:span text:style-name="T6">gettimeofday(&amp;tv2,NULL);</text:span></text:p>
              </text:list-item>
              <text:list-item>
                <text:p><text:span text:style-name="T8">double dt_sec <text:s text:c="2"/>= (tv2.tv_sec – tv1.tv_sec);</text:span><text:span text:style-name="T8"><text:line-break/></text:span><text:span text:style-name="T8">d</text:span>ouble dt_usec = (tv2.tv_usec – tv1.tv_usec);<text:line-break/>dt = dt_sec + 1e-6*dt_usec;<text:line-break/>printf(“time diff %e \n”,dt);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8.194cm" svg:height="6.945cm" svg:x="0cm" svg:y="-0.762cm" presentation:class="title" presentation:user-transformed="true">
          <draw:text-box>
            <text:p>Перед тем, как переходить к распараллеливанию, зафиксируйте (для размерности 10х10)</text:p>
          </draw:text-box>
        </draw:frame>
        <draw:frame presentation:style-name="pr5" draw:layer="layout" svg:width="25.199cm" svg:height="9.134cm" svg:x="1.4cm" svg:y="6.36cm" presentation:class="outline" presentation:user-transformed="true">
          <draw:text-box>
            <text:list text:style-name="L3">
              <text:list-item>
                <text:p>Ход сходимости (перенаправлением вывода в файл):<text:line-break/>&lt;Номер итерации&gt; &lt;значение невязки&gt;</text:p>
              </text:list-item>
              <text:list-item>
                <text:p>Решение, которое получается в итоге (не желаемый вектор из всех единиц, а именно то, что получается)</text:p>
              </text:list-item>
              <text:list-item>
                <text:p>Параллельный алгоритм <text:line-break/><text:span text:style-name="T9">должен выдать то же самое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Распараллеливание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Разбиение матрицы (и векторов правой части и решения) между процессами по строкам</text:p>
              </text:list-item>
              <text:list-item>
                <text:p>Незязка вычисляется всеми процессами по имеющимся у них данным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екомпозиция <text:line-break/><text:span text:style-name="T10">(разделение задачи между N параллельными процессами)</text:span></text:p>
          </draw:text-box>
        </draw:frame>
        <draw:custom-shape draw:style-name="gr2" draw:text-style-name="P5" draw:layer="layout" svg:width="7.366cm" svg:height="1.778cm" svg:x="3.81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366cm" svg:height="1.778cm" svg:x="3.81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366cm" svg:height="1.778cm" svg:x="3.81cm" svg:y="8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366cm" svg:height="1.778cm" svg:x="3.81cm" svg:y="11.17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728cm" svg:height="0.962cm" svg:x="5.588cm" svg:y="3.81cm">
          <draw:text-box>
            <text:p>Матрица <text:span text:style-name="T11">A</text:span></text:p>
          </draw:text-box>
        </draw:frame>
        <draw:custom-shape draw:style-name="gr4" draw:text-style-name="P5" draw:layer="layout" svg:width="0.898cm" svg:height="1.778cm" svg:x="15.748cm" svg:y="4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15.748cm" svg:y="6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15.748cm" svg:y="8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15.748cm" svg:y="11.17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.527cm" svg:height="0.962cm" svg:x="14.088cm" svg:y="3.817cm">
          <draw:text-box>
            <text:p>Вектора <text:span text:style-name="T11">b</text:span> и <text:span text:style-name="T11">x</text:span></text:p>
          </draw:text-box>
        </draw:frame>
        <draw:frame draw:style-name="gr3" draw:text-style-name="P6" draw:layer="layout" svg:width="3.533cm" svg:height="0.962cm" svg:x="6.604cm" svg:y="5.334cm">
          <draw:text-box>
            <text:p>Процесс 0</text:p>
          </draw:text-box>
        </draw:frame>
        <draw:frame draw:style-name="gr3" draw:text-style-name="P6" draw:layer="layout" svg:width="3.533cm" svg:height="0.962cm" svg:x="6.605cm" svg:y="5.334cm">
          <draw:text-box>
            <text:p>Процесс 0</text:p>
          </draw:text-box>
        </draw:frame>
        <draw:frame draw:style-name="gr3" draw:text-style-name="P6" draw:layer="layout" svg:width="3.533cm" svg:height="0.962cm" svg:x="6.606cm" svg:y="6.934cm">
          <draw:text-box>
            <text:p>Процесс 1</text:p>
          </draw:text-box>
        </draw:frame>
        <draw:frame draw:style-name="gr3" draw:text-style-name="P6" draw:layer="layout" svg:width="3.533cm" svg:height="0.962cm" svg:x="6.606cm" svg:y="8.934cm">
          <draw:text-box>
            <text:p>Процесс 2</text:p>
          </draw:text-box>
        </draw:frame>
        <draw:frame draw:style-name="gr3" draw:text-style-name="P6" draw:layer="layout" svg:width="4.202cm" svg:height="0.962cm" svg:x="6.606cm" svg:y="11.634cm">
          <draw:text-box>
            <text:p>Процесс N-1</text:p>
          </draw:text-box>
        </draw:frame>
        <draw:frame draw:style-name="gr3" draw:text-style-name="P6" draw:layer="layout" svg:width="0.853cm" svg:height="0.962cm" svg:x="15.793cm" svg:y="5.134cm">
          <draw:text-box>
            <text:p>0</text:p>
          </draw:text-box>
        </draw:frame>
        <draw:frame draw:style-name="gr3" draw:text-style-name="P6" draw:layer="layout" svg:width="0.853cm" svg:height="0.962cm" svg:x="15.794cm" svg:y="6.934cm">
          <draw:text-box>
            <text:p>1</text:p>
          </draw:text-box>
        </draw:frame>
        <draw:frame draw:style-name="gr3" draw:text-style-name="P6" draw:layer="layout" svg:width="0.853cm" svg:height="0.962cm" svg:x="15.794cm" svg:y="8.834cm">
          <draw:text-box>
            <text:p>2</text:p>
          </draw:text-box>
        </draw:frame>
        <draw:frame draw:style-name="gr3" draw:text-style-name="P6" draw:layer="layout" svg:width="1.522cm" svg:height="0.962cm" svg:x="15.794cm" svg:y="11.534cm">
          <draw:text-box>
            <text:p>N-1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Распараллеливание.<text:line-break/>Что изменяется?</text:p>
          </draw:text-box>
        </draw:frame>
        <draw:frame presentation:style-name="pr5" draw:layer="layout" svg:width="29.21cm" svg:height="9.134cm" svg:x="0.508cm" svg:y="3.679cm" presentation:class="outline" presentation:user-transformed="true">
          <draw:text-box>
            <text:list text:style-name="L3">
              <text:list-item>
                <text:p>Размерность матрицы и векторов(N строк)<text:line-break/><text:span text:style-name="T12">Последовательный вариант: <text:s text:c="4"/>Параллельный вариант (P процессов)</text:span><text:span text:style-name="T12"><text:line-break/></text:span><text:span text:style-name="T12">#define N 10 <text:s text:c="31"/>#define P <text:s/>2 </text:span><text:span text:style-name="T12"><text:line-break/></text:span><text:span text:style-name="T12"> <text:s text:c="52"/>#define N <text:s/>(10/P) </text:span></text:p>
              </text:list-item>
              <text:list-item>
                <text:p>Реальное количество итераций в циклах <text:line-break/>(напр., 10/P вместо 10)</text:p>
              </text:list-item>
              <text:list-item>
                <text:p>Добавляются пересылки данных <text:line-break/>после вычисления x_new</text:p>
              </text:list-item>
              <text:list-item>
                <text:p>Добавляется вычисление максимального <text:line-break/>по всем процессам значения невязк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003cm" svg:x="1.4cm" svg:y="0.441cm" presentation:class="title" presentation:user-transformed="true">
          <draw:text-box>
            <text:p>Почему необходимы пересылки,<text:line-break/><text:span text:style-name="T7">или зависимость по данным</text:span></text:p>
          </draw:text-box>
        </draw:frame>
        <draw:custom-shape draw:style-name="gr5" draw:text-style-name="P5" draw:layer="layout" svg:width="7.366cm" svg:height="1.778cm" svg:x="3.662cm" svg:y="7.3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66cm" svg:height="1.778cm" svg:x="3.662cm" svg:y="9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66cm" svg:height="1.778cm" svg:x="3.662cm" svg:y="10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66cm" svg:height="1.778cm" svg:x="3.662cm" svg:y="13.71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728cm" svg:height="0.962cm" svg:x="5.44cm" svg:y="6.35cm">
          <draw:text-box>
            <text:p>Матрица <text:span text:style-name="T11">A</text:span></text:p>
          </draw:text-box>
        </draw:frame>
        <draw:custom-shape draw:style-name="gr4" draw:text-style-name="P5" draw:layer="layout" svg:width="0.898cm" svg:height="1.778cm" svg:x="14.434cm" svg:y="7.3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14.434cm" svg:y="9.1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14.434cm" svg:y="10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14.434cm" svg:y="13.70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076cm" svg:height="0.962cm" svg:x="12.774cm" svg:y="6.35cm">
          <draw:text-box>
            <text:p>Вектор <text:span text:style-name="T11">x</text:span></text:p>
          </draw:text-box>
        </draw:frame>
        <draw:frame draw:style-name="gr3" draw:text-style-name="P6" draw:layer="layout" svg:width="3.533cm" svg:height="0.962cm" svg:x="6.456cm" svg:y="7.874cm">
          <draw:text-box>
            <text:p>Процесс 0</text:p>
          </draw:text-box>
        </draw:frame>
        <draw:frame draw:style-name="gr3" draw:text-style-name="P6" draw:layer="layout" svg:width="3.533cm" svg:height="0.962cm" svg:x="6.457cm" svg:y="7.874cm">
          <draw:text-box>
            <text:p>Процесс 0</text:p>
          </draw:text-box>
        </draw:frame>
        <draw:frame draw:style-name="gr3" draw:text-style-name="P6" draw:layer="layout" svg:width="3.533cm" svg:height="0.962cm" svg:x="6.458cm" svg:y="9.474cm">
          <draw:text-box>
            <text:p>Процесс 1</text:p>
          </draw:text-box>
        </draw:frame>
        <draw:frame draw:style-name="gr3" draw:text-style-name="P6" draw:layer="layout" svg:width="3.533cm" svg:height="0.962cm" svg:x="6.458cm" svg:y="11.474cm">
          <draw:text-box>
            <text:p>Процесс 2</text:p>
          </draw:text-box>
        </draw:frame>
        <draw:frame draw:style-name="gr3" draw:text-style-name="P6" draw:layer="layout" svg:width="4.202cm" svg:height="0.962cm" svg:x="6.458cm" svg:y="14.174cm">
          <draw:text-box>
            <text:p>Процесс N-1</text:p>
          </draw:text-box>
        </draw:frame>
        <draw:frame draw:style-name="gr3" draw:text-style-name="P6" draw:layer="layout" svg:width="0.853cm" svg:height="0.962cm" svg:x="14.479cm" svg:y="7.667cm">
          <draw:text-box>
            <text:p>0</text:p>
          </draw:text-box>
        </draw:frame>
        <draw:frame draw:style-name="gr3" draw:text-style-name="P6" draw:layer="layout" svg:width="0.853cm" svg:height="0.962cm" svg:x="14.48cm" svg:y="9.467cm">
          <draw:text-box>
            <text:p>1</text:p>
          </draw:text-box>
        </draw:frame>
        <draw:frame draw:style-name="gr3" draw:text-style-name="P6" draw:layer="layout" svg:width="0.853cm" svg:height="0.962cm" svg:x="14.48cm" svg:y="11.367cm">
          <draw:text-box>
            <text:p>2</text:p>
          </draw:text-box>
        </draw:frame>
        <draw:frame draw:style-name="gr3" draw:text-style-name="P6" draw:layer="layout" svg:width="1.522cm" svg:height="0.962cm" svg:x="14.48cm" svg:y="14.067cm">
          <draw:text-box>
            <text:p>N-1</text:p>
          </draw:text-box>
        </draw:frame>
        <draw:frame draw:style-name="gr3" draw:text-style-name="P6" draw:layer="layout" svg:width="10.649cm" svg:height="1.673cm" svg:x="3.302cm" svg:y="4.318cm">
          <draw:text-box>
            <text:p text:style-name="P7">Для того, чтобы вычислить x_new,<text:line-break/>необходимо</text:p>
          </draw:text-box>
        </draw:frame>
        <draw:custom-shape draw:style-name="gr4" draw:text-style-name="P5" draw:layer="layout" svg:width="0.898cm" svg:height="1.778cm" svg:x="0.5cm" svg:y="7.3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0.5cm" svg:y="9.1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0.5cm" svg:y="10.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0.5cm" svg:y="13.72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.725cm" svg:height="1.673cm" svg:x="-0.185cm" svg:y="5.588cm">
          <draw:text-box>
            <text:p>Вектор <text:line-break/><text:span text:style-name="T11">x_new</text:span></text:p>
          </draw:text-box>
        </draw:frame>
        <draw:frame draw:style-name="gr3" draw:text-style-name="P6" draw:layer="layout" svg:width="0.853cm" svg:height="0.962cm" svg:x="0.545cm" svg:y="7.682cm">
          <draw:text-box>
            <text:p>0</text:p>
          </draw:text-box>
        </draw:frame>
        <draw:frame draw:style-name="gr3" draw:text-style-name="P6" draw:layer="layout" svg:width="0.853cm" svg:height="0.962cm" svg:x="0.546cm" svg:y="9.482cm">
          <draw:text-box>
            <text:p>1</text:p>
          </draw:text-box>
        </draw:frame>
        <draw:frame draw:style-name="gr3" draw:text-style-name="P6" draw:layer="layout" svg:width="0.853cm" svg:height="0.962cm" svg:x="0.546cm" svg:y="11.382cm">
          <draw:text-box>
            <text:p>2</text:p>
          </draw:text-box>
        </draw:frame>
        <draw:frame draw:style-name="gr3" draw:text-style-name="P6" draw:layer="layout" svg:width="1.522cm" svg:height="0.962cm" svg:x="0.546cm" svg:y="14.082cm">
          <draw:text-box>
            <text:p>N-1</text:p>
          </draw:text-box>
        </draw:frame>
        <draw:frame draw:style-name="gr3" draw:text-style-name="P8" draw:layer="layout" svg:width="1.615cm" svg:height="2.376cm" svg:x="1.687cm" svg:y="9.398cm">
          <draw:text-box>
            <text:p><text:span text:style-name="T13">=</text:span></text:p>
          </draw:text-box>
        </draw:frame>
        <draw:frame draw:style-name="gr6" draw:text-style-name="P8" draw:layer="layout" svg:width="1.243cm" svg:height="2.376cm" svg:x="11.593cm" svg:y="9.906cm">
          <draw:text-box>
            <text:p><text:span text:style-name="T13">*</text:span></text:p>
          </draw:text-box>
        </draw:frame>
        <draw:custom-shape draw:style-name="gr5" draw:text-style-name="P5" draw:layer="layout" svg:width="7.366cm" svg:height="1.778cm" svg:x="18.288cm" svg:y="7.36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728cm" svg:height="0.962cm" svg:x="20.066cm" svg:y="6.35cm">
          <draw:text-box>
            <text:p>Матрица <text:span text:style-name="T11">A</text:span></text:p>
          </draw:text-box>
        </draw:frame>
        <draw:custom-shape draw:style-name="gr4" draw:text-style-name="P5" draw:layer="layout" svg:width="0.898cm" svg:height="1.778cm" svg:x="26.27cm" svg:y="7.35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076cm" svg:height="0.962cm" svg:x="24.61cm" svg:y="6.35cm">
          <draw:text-box>
            <text:p>Вектор <text:span text:style-name="T11">x</text:span></text:p>
          </draw:text-box>
        </draw:frame>
        <draw:frame draw:style-name="gr3" draw:text-style-name="P6" draw:layer="layout" svg:width="3.36cm" svg:height="0.962cm" svg:x="20.256cm" svg:y="7.767cm">
          <draw:text-box>
            <text:p>Процесс <text:span text:style-name="T11">i</text:span></text:p>
          </draw:text-box>
        </draw:frame>
        <draw:frame draw:style-name="gr3" draw:text-style-name="P10" draw:layer="layout" svg:width="0.68cm" svg:height="0.962cm" svg:x="26.315cm" svg:y="7.767cm">
          <draw:text-box>
            <text:p text:style-name="P9"><text:span text:style-name="T11">i</text:span></text:p>
          </draw:text-box>
        </draw:frame>
        <draw:frame draw:style-name="gr3" draw:text-style-name="P6" draw:layer="layout" svg:width="10.895cm" svg:height="0.962cm" svg:x="16.791cm" svg:y="4.318cm">
          <draw:text-box>
            <text:p text:style-name="P7">Реально в памяти одного процесса</text:p>
          </draw:text-box>
        </draw:frame>
        <draw:custom-shape draw:style-name="gr4" draw:text-style-name="P5" draw:layer="layout" svg:width="0.898cm" svg:height="1.778cm" svg:x="16.301cm" svg:y="7.38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.725cm" svg:height="1.673cm" svg:x="15.616cm" svg:y="5.595cm">
          <draw:text-box>
            <text:p>Вектор <text:line-break/><text:span text:style-name="T11">x_new</text:span></text:p>
          </draw:text-box>
        </draw:frame>
        <draw:frame draw:style-name="gr3" draw:text-style-name="P10" draw:layer="layout" svg:width="0.68cm" svg:height="0.962cm" svg:x="16.346cm" svg:y="7.767cm">
          <draw:text-box>
            <text:p text:style-name="P9"><text:span text:style-name="T11">i</text:span></text:p>
          </draw:text-box>
        </draw:frame>
        <draw:line draw:style-name="gr7" draw:text-style-name="P5" draw:layer="layout" svg:x1="15.748cm" svg:y1="3.81cm" svg:x2="15.748cm" svg:y2="15.748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6.801cm" svg:x="1.4cm" svg:y="-0.379cm" presentation:class="title" presentation:user-transformed="true">
          <draw:text-box>
            <text:p>Пересылки<text:line-break/><text:span text:style-name="T7">Процесс </text:span><text:span text:style-name="T14">i </text:span><text:span text:style-name="T15">содержит только часть вектора</text:span><text:span text:style-name="T14"> </text:span><text:span text:style-name="T16">x</text:span><text:span text:style-name="T17"><text:line-break/></text:span><text:span text:style-name="T17">Перед вычислением x_new</text:span><text:span text:style-name="T14"> </text:span><text:span text:style-name="T15">необходимо переслать недостающие части с других процессов</text:span></text:p>
          </draw:text-box>
        </draw:frame>
        <draw:custom-shape draw:style-name="gr8" draw:text-style-name="P11" draw:layer="layout" svg:width="0.898cm" svg:height="1.778cm" svg:x="2.851cm" svg:y="7.3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898cm" svg:height="1.778cm" svg:x="2.851cm" svg:y="9.4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2.851cm" svg:y="13.70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348cm" svg:height="0.962cm" svg:x="1.191cm" svg:y="6.35cm">
          <draw:text-box>
            <text:p>Вектор <text:span text:style-name="T11">x,</text:span><text:span text:style-name="T18"> процесс </text:span><text:span text:style-name="T11">0</text:span></text:p>
          </draw:text-box>
        </draw:frame>
        <draw:frame draw:style-name="gr3" draw:text-style-name="P6" draw:layer="layout" svg:width="0.853cm" svg:height="0.962cm" svg:x="2.896cm" svg:y="7.667cm">
          <draw:text-box>
            <text:p>0</text:p>
          </draw:text-box>
        </draw:frame>
        <draw:frame draw:style-name="gr3" draw:text-style-name="P10" draw:layer="layout" svg:width="0.68cm" svg:height="0.962cm" svg:x="2.897cm" svg:y="9.767cm">
          <draw:text-box>
            <text:p text:style-name="P9"><text:span text:style-name="T11">i</text:span></text:p>
          </draw:text-box>
        </draw:frame>
        <draw:frame draw:style-name="gr3" draw:text-style-name="P6" draw:layer="layout" svg:width="1.522cm" svg:height="0.962cm" svg:x="2.897cm" svg:y="14.067cm">
          <draw:text-box>
            <text:p>N-1</text:p>
          </draw:text-box>
        </draw:frame>
        <draw:custom-shape draw:style-name="gr4" draw:text-style-name="P5" draw:layer="layout" svg:width="0.898cm" svg:height="1.778cm" svg:x="14.36cm" svg:y="7.3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898cm" svg:height="1.778cm" svg:x="14.36cm" svg:y="9.4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14.36cm" svg:y="13.70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175cm" svg:height="0.962cm" svg:x="12.7cm" svg:y="6.35cm">
          <draw:text-box>
            <text:p>Вектор <text:span text:style-name="T11">x,</text:span><text:span text:style-name="T18"> процесс </text:span><text:span text:style-name="T11">i</text:span></text:p>
          </draw:text-box>
        </draw:frame>
        <draw:frame draw:style-name="gr3" draw:text-style-name="P6" draw:layer="layout" svg:width="0.853cm" svg:height="0.962cm" svg:x="14.405cm" svg:y="7.667cm">
          <draw:text-box>
            <text:p>0</text:p>
          </draw:text-box>
        </draw:frame>
        <draw:frame draw:style-name="gr3" draw:text-style-name="P10" draw:layer="layout" svg:width="0.68cm" svg:height="0.962cm" svg:x="14.406cm" svg:y="9.767cm">
          <draw:text-box>
            <text:p text:style-name="P9"><text:span text:style-name="T11">i</text:span></text:p>
          </draw:text-box>
        </draw:frame>
        <draw:frame draw:style-name="gr3" draw:text-style-name="P6" draw:layer="layout" svg:width="1.522cm" svg:height="0.962cm" svg:x="14.406cm" svg:y="14.067cm">
          <draw:text-box>
            <text:p>N-1</text:p>
          </draw:text-box>
        </draw:frame>
        <draw:line draw:style-name="gr10" draw:text-style-name="P5" draw:layer="layout" svg:x1="3.749cm" svg:y1="8.382cm" svg:x2="14.405cm" svg:y2="8.382cm">
          <text:p/>
        </draw:line>
        <draw:line draw:style-name="gr10" draw:text-style-name="P5" draw:layer="layout" svg:x1="14.36cm" svg:y1="10.414cm" svg:x2="3.577cm" svg:y2="10.414cm">
          <text:p/>
        </draw:line>
        <draw:custom-shape draw:style-name="gr4" draw:text-style-name="P5" draw:layer="layout" svg:width="0.898cm" svg:height="1.778cm" svg:x="23.061cm" svg:y="7.3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898cm" svg:height="1.778cm" svg:x="23.061cm" svg:y="9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898cm" svg:height="1.778cm" svg:x="23.061cm" svg:y="13.717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7.017cm" svg:height="0.962cm" svg:x="20.669cm" svg:y="6.096cm">
          <draw:text-box>
            <text:p>Вектор <text:span text:style-name="T11">x,</text:span><text:span text:style-name="T18"> процесс </text:span><text:span text:style-name="T11">N-1</text:span></text:p>
          </draw:text-box>
        </draw:frame>
        <draw:frame draw:style-name="gr3" draw:text-style-name="P6" draw:layer="layout" svg:width="0.853cm" svg:height="0.962cm" svg:x="23.106cm" svg:y="7.675cm">
          <draw:text-box>
            <text:p>0</text:p>
          </draw:text-box>
        </draw:frame>
        <draw:frame draw:style-name="gr3" draw:text-style-name="P10" draw:layer="layout" svg:width="0.68cm" svg:height="0.962cm" svg:x="23.107cm" svg:y="9.775cm">
          <draw:text-box>
            <text:p text:style-name="P9"><text:span text:style-name="T11">i</text:span></text:p>
          </draw:text-box>
        </draw:frame>
        <draw:frame draw:style-name="gr3" draw:text-style-name="P6" draw:layer="layout" svg:width="1.522cm" svg:height="0.962cm" svg:x="23.107cm" svg:y="14.075cm">
          <draw:text-box>
            <text:p>N-1</text:p>
          </draw:text-box>
        </draw:frame>
        <draw:line draw:style-name="gr10" draw:text-style-name="P5" draw:layer="layout" svg:x1="23.061cm" svg:y1="14.478cm" svg:x2="15.258cm" svg:y2="14.478cm">
          <text:p/>
        </draw:line>
        <draw:custom-shape draw:style-name="gr4" draw:text-style-name="P5" draw:layer="layout" svg:width="0.898cm" svg:height="1.778cm" svg:x="14.361cm" svg:y="7.3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898cm" svg:height="1.778cm" svg:x="14.361cm" svg:y="9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14.361cm" svg:y="13.717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175cm" svg:height="0.962cm" svg:x="12.701cm" svg:y="6.358cm">
          <draw:text-box>
            <text:p>Вектор <text:span text:style-name="T11">x,</text:span><text:span text:style-name="T18"> процесс </text:span><text:span text:style-name="T11">i</text:span></text:p>
          </draw:text-box>
        </draw:frame>
        <draw:frame draw:style-name="gr3" draw:text-style-name="P6" draw:layer="layout" svg:width="0.853cm" svg:height="0.962cm" svg:x="14.406cm" svg:y="7.675cm">
          <draw:text-box>
            <text:p>0</text:p>
          </draw:text-box>
        </draw:frame>
        <draw:frame draw:style-name="gr3" draw:text-style-name="P10" draw:layer="layout" svg:width="0.68cm" svg:height="0.962cm" svg:x="14.407cm" svg:y="9.775cm">
          <draw:text-box>
            <text:p text:style-name="P9"><text:span text:style-name="T11">i</text:span></text:p>
          </draw:text-box>
        </draw:frame>
        <draw:frame draw:style-name="gr3" draw:text-style-name="P6" draw:layer="layout" svg:width="1.522cm" svg:height="0.962cm" svg:x="14.407cm" svg:y="14.075cm">
          <draw:text-box>
            <text:p>N-1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екомпозиция <text:line-break/><text:span text:style-name="T10">(разделение задачи между N параллельными процессами)</text:span></text:p>
          </draw:text-box>
        </draw:frame>
        <draw:custom-shape draw:style-name="gr5" draw:text-style-name="P5" draw:layer="layout" svg:width="7.366cm" svg:height="1.778cm" svg:x="3.81cm" svg:y="4.8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66cm" svg:height="1.778cm" svg:x="3.81cm" svg:y="6.6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66cm" svg:height="1.778cm" svg:x="3.81cm" svg:y="8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66cm" svg:height="1.778cm" svg:x="3.81cm" svg:y="11.17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728cm" svg:height="0.962cm" svg:x="5.588cm" svg:y="3.81cm">
          <draw:text-box>
            <text:p>Матрица <text:span text:style-name="T11">A</text:span></text:p>
          </draw:text-box>
        </draw:frame>
        <draw:custom-shape draw:style-name="gr4" draw:text-style-name="P5" draw:layer="layout" svg:width="0.898cm" svg:height="1.778cm" svg:x="15.748cm" svg:y="4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15.748cm" svg:y="6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15.748cm" svg:y="8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15.748cm" svg:y="11.17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.527cm" svg:height="0.962cm" svg:x="14.088cm" svg:y="3.817cm">
          <draw:text-box>
            <text:p>Вектора <text:span text:style-name="T11">b</text:span> и <text:span text:style-name="T11">x</text:span></text:p>
          </draw:text-box>
        </draw:frame>
        <draw:frame draw:style-name="gr3" draw:text-style-name="P6" draw:layer="layout" svg:width="3.533cm" svg:height="0.962cm" svg:x="6.604cm" svg:y="5.334cm">
          <draw:text-box>
            <text:p>Процесс 0</text:p>
          </draw:text-box>
        </draw:frame>
        <draw:frame draw:style-name="gr3" draw:text-style-name="P6" draw:layer="layout" svg:width="3.533cm" svg:height="0.962cm" svg:x="6.605cm" svg:y="5.334cm">
          <draw:text-box>
            <text:p>Процесс 0</text:p>
          </draw:text-box>
        </draw:frame>
        <draw:frame draw:style-name="gr3" draw:text-style-name="P6" draw:layer="layout" svg:width="3.533cm" svg:height="0.962cm" svg:x="6.606cm" svg:y="6.934cm">
          <draw:text-box>
            <text:p>Процесс 1</text:p>
          </draw:text-box>
        </draw:frame>
        <draw:frame draw:style-name="gr3" draw:text-style-name="P6" draw:layer="layout" svg:width="3.533cm" svg:height="0.962cm" svg:x="6.606cm" svg:y="8.934cm">
          <draw:text-box>
            <text:p>Процесс 2</text:p>
          </draw:text-box>
        </draw:frame>
        <draw:frame draw:style-name="gr3" draw:text-style-name="P6" draw:layer="layout" svg:width="4.202cm" svg:height="0.962cm" svg:x="6.606cm" svg:y="11.634cm">
          <draw:text-box>
            <text:p>Процесс N-1</text:p>
          </draw:text-box>
        </draw:frame>
        <draw:frame draw:style-name="gr3" draw:text-style-name="P6" draw:layer="layout" svg:width="0.853cm" svg:height="0.962cm" svg:x="15.793cm" svg:y="5.134cm">
          <draw:text-box>
            <text:p>0</text:p>
          </draw:text-box>
        </draw:frame>
        <draw:frame draw:style-name="gr3" draw:text-style-name="P6" draw:layer="layout" svg:width="0.853cm" svg:height="0.962cm" svg:x="15.794cm" svg:y="6.934cm">
          <draw:text-box>
            <text:p>1</text:p>
          </draw:text-box>
        </draw:frame>
        <draw:frame draw:style-name="gr3" draw:text-style-name="P6" draw:layer="layout" svg:width="0.853cm" svg:height="0.962cm" svg:x="15.794cm" svg:y="8.834cm">
          <draw:text-box>
            <text:p>2</text:p>
          </draw:text-box>
        </draw:frame>
        <draw:frame draw:style-name="gr3" draw:text-style-name="P6" draw:layer="layout" svg:width="1.522cm" svg:height="0.962cm" svg:x="15.794cm" svg:y="11.534cm">
          <draw:text-box>
            <text:p>N-1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екомпозиция <text:line-break/><text:span text:style-name="T10">(разделение задачи между N параллельными процессами)</text:span></text:p>
          </draw:text-box>
        </draw:frame>
        <draw:custom-shape draw:style-name="gr5" draw:text-style-name="P5" draw:layer="layout" svg:width="7.366cm" svg:height="1.778cm" svg:x="3.81cm" svg:y="4.8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66cm" svg:height="1.778cm" svg:x="3.81cm" svg:y="6.6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66cm" svg:height="1.778cm" svg:x="3.81cm" svg:y="8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66cm" svg:height="1.778cm" svg:x="3.81cm" svg:y="11.17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728cm" svg:height="0.962cm" svg:x="5.588cm" svg:y="3.81cm">
          <draw:text-box>
            <text:p>Матрица <text:span text:style-name="T11">A</text:span></text:p>
          </draw:text-box>
        </draw:frame>
        <draw:custom-shape draw:style-name="gr4" draw:text-style-name="P5" draw:layer="layout" svg:width="0.898cm" svg:height="1.778cm" svg:x="15.748cm" svg:y="4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15.748cm" svg:y="6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15.748cm" svg:y="8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8cm" svg:height="1.778cm" svg:x="15.748cm" svg:y="11.17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.527cm" svg:height="0.962cm" svg:x="14.088cm" svg:y="3.817cm">
          <draw:text-box>
            <text:p>Вектора <text:span text:style-name="T11">b</text:span> и <text:span text:style-name="T11">x</text:span></text:p>
          </draw:text-box>
        </draw:frame>
        <draw:frame draw:style-name="gr3" draw:text-style-name="P6" draw:layer="layout" svg:width="3.533cm" svg:height="0.962cm" svg:x="6.604cm" svg:y="5.334cm">
          <draw:text-box>
            <text:p>Процесс 0</text:p>
          </draw:text-box>
        </draw:frame>
        <draw:frame draw:style-name="gr3" draw:text-style-name="P6" draw:layer="layout" svg:width="3.533cm" svg:height="0.962cm" svg:x="6.605cm" svg:y="5.334cm">
          <draw:text-box>
            <text:p>Процесс 0</text:p>
          </draw:text-box>
        </draw:frame>
        <draw:frame draw:style-name="gr3" draw:text-style-name="P6" draw:layer="layout" svg:width="3.533cm" svg:height="0.962cm" svg:x="6.606cm" svg:y="6.934cm">
          <draw:text-box>
            <text:p>Процесс 1</text:p>
          </draw:text-box>
        </draw:frame>
        <draw:frame draw:style-name="gr3" draw:text-style-name="P6" draw:layer="layout" svg:width="3.533cm" svg:height="0.962cm" svg:x="6.606cm" svg:y="8.934cm">
          <draw:text-box>
            <text:p>Процесс 2</text:p>
          </draw:text-box>
        </draw:frame>
        <draw:frame draw:style-name="gr3" draw:text-style-name="P6" draw:layer="layout" svg:width="4.202cm" svg:height="0.962cm" svg:x="6.606cm" svg:y="11.634cm">
          <draw:text-box>
            <text:p>Процесс N-1</text:p>
          </draw:text-box>
        </draw:frame>
        <draw:frame draw:style-name="gr3" draw:text-style-name="P6" draw:layer="layout" svg:width="0.853cm" svg:height="0.962cm" svg:x="15.793cm" svg:y="5.134cm">
          <draw:text-box>
            <text:p>0</text:p>
          </draw:text-box>
        </draw:frame>
        <draw:frame draw:style-name="gr3" draw:text-style-name="P6" draw:layer="layout" svg:width="0.853cm" svg:height="0.962cm" svg:x="15.794cm" svg:y="6.934cm">
          <draw:text-box>
            <text:p>1</text:p>
          </draw:text-box>
        </draw:frame>
        <draw:frame draw:style-name="gr3" draw:text-style-name="P6" draw:layer="layout" svg:width="0.853cm" svg:height="0.962cm" svg:x="15.794cm" svg:y="8.834cm">
          <draw:text-box>
            <text:p>2</text:p>
          </draw:text-box>
        </draw:frame>
        <draw:frame draw:style-name="gr3" draw:text-style-name="P6" draw:layer="layout" svg:width="1.522cm" svg:height="0.962cm" svg:x="15.794cm" svg:y="11.534cm">
          <draw:text-box>
            <text:p>N-1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3" draw:layer="layout" svg:width="26.416cm" svg:height="2.629cm" svg:x="0.254cm" svg:y="-0.762cm" presentation:class="title" presentation:user-transformed="true">
          <draw:text-box>
            <text:p text:style-name="P13"><text:span text:style-name="T7">Параллельная реализация метода Якоби (1 шаг)</text:span></text:p>
          </draw:text-box>
        </draw:frame>
        <draw:frame presentation:style-name="pr4" draw:text-style-name="P2" draw:layer="layout" svg:width="19.05cm" svg:height="11.519cm" svg:x="6.096cm" svg:y="1.435cm" presentation:class="outline" presentation:user-transformed="true">
          <draw:text-box>
            <text:p text:style-name="P2"><text:span text:style-name="T1"><text:s text:c="2"/></text:span><text:span text:style-name="T2">for</text:span><text:span text:style-name="T1"> i = 1 : n</text:span></text:p>
            <text:p text:style-name="P2"><text:span text:style-name="T3"><text:s text:c="4"/></text:span><text:span text:style-name="T3">x_new(i) = b(i);</text:span></text:p>
            <text:p text:style-name="P3"><text:span text:style-name="T1"><text:s text:c="4"/></text:span><text:span text:style-name="T19">for</text:span><text:span text:style-name="T20"> j = 1 : n</text:span></text:p>
            <text:p text:style-name="P3"><text:span text:style-name="T1"><text:s text:c="6"/></text:span><text:span text:style-name="T2">if</text:span><text:span text:style-name="T1"> ( j ~= i )</text:span></text:p>
            <text:p text:style-name="P2"><text:span text:style-name="T3"><text:s text:c="8"/></text:span><text:span text:style-name="T3">x_new(i) = x_new(i) - a(i,j) * x(j);</text:span></text:p>
            <text:p text:style-name="P3"><text:span text:style-name="T1"><text:s text:c="6"/></text:span><text:span text:style-name="T2">end</text:span></text:p>
            <text:p text:style-name="P3"><text:span text:style-name="T1"><text:s text:c="4"/></text:span><text:span text:style-name="T2">end</text:span></text:p>
            <text:p text:style-name="P2"><text:span text:style-name="T3"><text:s text:c="4"/></text:span><text:span text:style-name="T3">x_new(i) = x_new(i) /a(i,i);</text:span></text:p>
            <text:p text:style-name="P3"><text:span text:style-name="T1"><text:s text:c="2"/></text:span><text:span text:style-name="T2">e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0T22:39:57.479251200</meta:creation-date>
    <dc:date>2020-02-21T00:48:44.271995116</dc:date>
    <meta:editing-duration>PT7M54S</meta:editing-duration>
    <meta:editing-cycles>5</meta:editing-cycles>
    <meta:generator>LibreOffice/6.0.7.3$Linux_X86_64 LibreOffice_project/00m0$Build-3</meta:generator>
    <meta:document-statistic meta:object-count="202"/>
  </office:meta>
</office:document-meta>
</file>